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rsid="001234c2" officeooo:paragraph-rsid="001234c2" style:font-size-asian="12pt" style:font-size-complex="12pt"/>
    </style:style>
    <style:style style:name="P2" style:family="paragraph" style:parent-style-name="Standard">
      <style:text-properties style:font-name="Liberation Serif" fo:font-size="12pt" officeooo:paragraph-rsid="001234c2" style:font-size-asian="12pt" style:font-size-complex="12pt"/>
    </style:style>
    <style:style style:name="P3" style:family="paragraph" style:parent-style-name="Standard">
      <style:text-properties style:font-name="Liberation Serif" fo:font-size="12pt" fo:font-weight="normal" officeooo:rsid="0021d5b2" officeooo:paragraph-rsid="001234c2" style:font-size-asian="12pt" style:font-weight-asian="normal" style:font-size-complex="12pt"/>
    </style:style>
    <style:style style:name="P4" style:family="paragraph" style:parent-style-name="Standard">
      <style:text-properties style:font-name="Liberation Serif" fo:font-size="12pt" fo:font-weight="normal" officeooo:rsid="001234c2" officeooo:paragraph-rsid="001234c2" style:font-size-asian="12pt" style:font-weight-asian="normal" style:font-size-complex="12pt"/>
    </style:style>
    <style:style style:name="P5" style:family="paragraph" style:parent-style-name="Standard">
      <style:text-properties style:font-name="Liberation Serif" fo:font-size="12pt" fo:font-weight="normal" officeooo:rsid="0013a2c3" officeooo:paragraph-rsid="0013a2c3" style:font-size-asian="12pt" style:font-weight-asian="normal" style:font-size-complex="12pt"/>
    </style:style>
    <style:style style:name="P6" style:family="paragraph" style:parent-style-name="Standard">
      <style:text-properties style:font-name="Liberation Serif" fo:font-size="12pt" fo:font-weight="normal" officeooo:rsid="0015e8d8" officeooo:paragraph-rsid="0015e8d8" style:font-size-asian="12pt" style:font-weight-asian="normal" style:font-size-complex="12pt"/>
    </style:style>
    <style:style style:name="P7" style:family="paragraph" style:parent-style-name="Standard">
      <style:text-properties officeooo:rsid="0021d5b2" officeooo:paragraph-rsid="001234c2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color="#00206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paragraph-rsid="001234c2" style:letter-kerning="true" style:font-size-asian="12pt" style:font-style-asian="normal" style:font-weight-asian="normal" style:font-size-complex="12pt" style:text-emphasize="none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officeooo:rsid="0020625e" style:font-weight-asian="normal"/>
    </style:style>
    <style:style style:name="T3" style:family="text">
      <style:text-properties fo:font-weight="normal" officeooo:rsid="001234c2" style:font-weight-asian="normal"/>
    </style:style>
    <style:style style:name="T4" style:family="text">
      <style:text-properties officeooo:rsid="00162390"/>
    </style:style>
    <style:style style:name="T5" style:family="text">
      <style:text-properties officeooo:rsid="00166c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h text:style-name="Heading_20_1" text:outline-level="1"><text:span text:style-name="T4">Wissensfragen</text:span> zu Kapitel 5</text:h>
      <text:h text:style-name="Heading_20_2" text:outline-level="2">1) Ausdrücke wahr oder falsch?</text:h>
      <text:p text:style-name="P9">float k=3.09876, z=8.6, m=0; </text:p>
      <text:p text:style-name="P2">int ergebnis1 = k&amp;&amp;z;<text:span text:style-name="T1"> <text:tab/>→</text:span><text:span text:style-name="T2"> wahr <text:s/>→</text:span><text:span text:style-name="T3"> Ausgabe 1</text:span></text:p>
      <text:p text:style-name="P2">int ergebnis2 = k||z;<text:span text:style-name="T1"> <text:tab/><text:tab/>→</text:span><text:span text:style-name="T2"> wahr <text:s/>→</text:span><text:span text:style-name="T3"> Ausgabe 1</text:span></text:p>
      <text:p text:style-name="P2">int ergebnis3 = k&amp;&amp;m;<text:tab/><text:span text:style-name="T1">→</text:span><text:span text:style-name="T2"> falsch →</text:span><text:span text:style-name="T3"> Ausgabe 0</text:span></text:p>
      <text:p text:style-name="P1">int ergebnis4 = k || m<text:span text:style-name="T1"> <text:tab/><text:tab/>→</text:span><text:span text:style-name="T2"> wahr <text:s/>→</text:span><text:span text:style-name="T1"> Ausgabe 1</text:span></text:p>
      <text:h text:style-name="Heading_20_2" text:outline-level="2">2) Welche Ausdrücke gelten als false und welche als true?</text:h>
      <text:p text:style-name="P7">Falsch: ‘\0‘ // NULL // 0x00 // 0</text:p>
      <text:p text:style-name="P3">Wahr: alles andere – Zahlen, Buchstaben inkl. ‘0‘</text:p>
      <text:h text:style-name="Heading_20_2" text:outline-level="2">3) Es soll das Wort „Programmierung“ im char string[20]; stehen. Welche Weise, das Wort in den Array zu legen, ist richtig?</text:h>
      <text:p text:style-name="P4">L4:<text:tab/>string[0] = ´P´;</text:p>
      <text:p text:style-name="P4"><text:tab/>strin.... usw.</text:p>
      <text:p text:style-name="P4"><text:tab/>string[14] <text:s/>= ´/0`</text:p>
      <text:h text:style-name="Heading_20_2" text:outline-level="2">4) Was ist der Unterschied zwischen “P“ und ‘P‘ in C/C++?</text:h>
      <text:p text:style-name="P4">“ “ steht für den Datentyp string und ‘ ‘ für char</text:p>
      <text:p text:style-name="P6">Anmerkung: “P“ ist gleichbedeutend zu P + ‘\0‘ <text:span text:style-name="T5">(‘P‘ satt nur P?)</text:span></text:p>
      <text:h text:style-name="Heading_20_2" text:outline-level="2">5) Warum muss das Array um mindestens einen Platz größer sein als der String, den es beinhaltet?</text:h>
      <text:p text:style-name="P4">Damit das Terminatorzeichen die Zeichenkette als beendet markieren kann.</text:p>
      <text:h text:style-name="Heading_20_2" text:outline-level="2">6) Was gibt folgendes aus:</text:h>
      <text:p text:style-name="P8"><text:tab/>int zahl;</text:p>
      <text:p text:style-name="P8"><text:tab/>int *pointerZahl = zahl;</text:p>
      <text:p text:style-name="P8"><text:tab/>cout &lt;&lt; „Variablenzeiger:“ &lt;&lt; pointerZahl &lt;&lt; endl;</text:p>
      <text:p text:style-name="P5">Die Speicheradresse von zahl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4:16:49.891000000</meta:creation-date>
    <dc:date>2019-06-07T09:56:08.015000000</dc:date>
    <meta:editing-duration>PT1H37M51S</meta:editing-duration>
    <meta:editing-cycles>5</meta:editing-cycles>
    <meta:generator>LibreOffice/6.1.0.3$Windows_X86_64 LibreOffice_project/efb621ed25068d70781dc026f7e9c5187a4decd1</meta:generator>
    <meta:document-statistic meta:table-count="0" meta:image-count="0" meta:object-count="0" meta:page-count="1" meta:paragraph-count="24" meta:word-count="189" meta:character-count="1051" meta:non-whitespace-character-count="870"/>
  </office:meta>
</office:document-meta>
</file>